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>
      <style:paragraph-properties fo:break-before="auto" fo:break-after="auto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  <style:style style:name="T10" style:family="text">
      <style:text-properties style:text-underline-style="none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Aplicaciones Ofimáticas (Office Applications)</text:span><text:span text:style-name="T2"><text:line-break/></text:span><text:span text:style-name="T3">Unit 08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February 2023</text:span></text:p>
      <text:p text:style-name="P5"><text:span text:style-name="T6">Unit 08. Glossary</text:span></text:p>
      <text:list xml:id="list1877916027" text:style-name="WWNum2">
        <text:list-item>
          <text:p text:style-name="P14"><text:bookmark text:name="_dbh0n1vac4c8"/>Glossary</text:p>
        </text:list-item>
      </text:list>
      <text:list xml:id="list4287642340" text:style-name="WWNum1">
        <text:list-item>
          <text:p text:style-name="P10"><text:span text:style-name="T8">Artificial intelligence:</text:span></text:p>
          <text:list>
            <text:list-item>
              <text:p text:style-name="P11"><text:span text:style-name="T8">Artificial Intelligence</text:span>: Inteligencia Artificial.</text:p>
            </text:list-item>
            <text:list-item>
              <text:p text:style-name="P11"><text:span text:style-name="T8">Machine Learning: </text:span>Aprendizaje Automático.</text:p>
            </text:list-item>
            <text:list-item>
              <text:p text:style-name="P11"><text:span text:style-name="T8">Prompt</text:span>: Se llama prompt al carácter o conjunto de caracteres que indican una orden para un sistema.</text:p>
            </text:list-item>
            <text:list-item>
              <text:p text:style-name="P11"><text:span text:style-name="T8">Neural Network: </text:span>Red Neuronal.</text:p>
            </text:list-item>
            <text:list-item>
              <text:p text:style-name="P11"><text:span text:style-name="T8">Natural Language Processing: </text:span>Procesamiento del Lenguaje Natural.</text:p>
            </text:list-item>
            <text:list-item>
              <text:p text:style-name="P11"><text:span text:style-name="T8">Computer Vision: </text:span>Visión por Computadora.</text:p>
            </text:list-item>
            <text:list-item>
              <text:p text:style-name="P12"><text:span text:style-name="T8">Big Data: </text:span>es un término que se refiere a la gran cantidad de datos generados y almacenados por las empresas y las persona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8. Glossary</text:span></text:p>
      </style:header>
      <style:footer>
        <text:p text:style-name="MP4"><text:span text:style-name="MT1">Aplicaciones Ofimáticas (Office Applications)<text:tab/><text:tab/>Unit 08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6" meta:word-count="112" meta:character-count="769" meta:non-whitespace-character-count="679"/>
    <meta:generator>LibreOfficeDev/6.0.5.2$Linux_X86_64 LibreOffice_project/</meta:generator>
  </office:meta>
</office:document-meta>
</file>